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Interface Requirements Specification (IRS)</text:p>
      <text:p text:style-name="Author">Development Team</text:p>
      <text:p text:style-name="Date">2024-06-26</text:p>
      <text:h text:style-name="Heading_20_1" text:outline-level="1"><text:bookmark-start text:name="interface-requirements-specification-irs"/>Interface Requirements Specification (IRS)<text:bookmark-end text:name="interface-requirements-specification-irs"/></text:h>
      <text:h text:style-name="Heading_20_2" text:outline-level="2"><text:bookmark-start text:name="scope"/>1. Scope<text:bookmark-end text:name="scope"/></text:h>
      <text:h text:style-name="Heading_20_3" text:outline-level="3"><text:bookmark-start text:name="identification"/>1.1 Identification<text:bookmark-end text:name="identification"/></text:h>
      <text:p text:style-name="First_20_paragraph"><text:span text:style-name="T1">IRS-001: Interface Identification</text:span> - The interface <text:span text:style-name="T1">shall</text:span> be identified by the following information: - <text:span text:style-name="T1">Interface Name</text:span>: [Interface Name] - <text:span text:style-name="T1">Interface Identifier</text:span>: [IF-001] - <text:span text:style-name="T1">Version</text:span>: 1.0 - <text:span text:style-name="T1">Classification</text:span>: [Unclassified/Classified Level]</text:p>
      <text:h text:style-name="Heading_20_3" text:outline-level="3"><text:bookmark-start text:name="interface-overview"/>1.2 Interface Overview<text:bookmark-end text:name="interface-overview"/></text:h>
      <text:p text:style-name="First_20_paragraph"><text:span text:style-name="T1">IRS-002: Interface Purpose</text:span> - The interface <text:span text:style-name="T1">shall</text:span> provide [primary interface purpose and functionality] - The interface <text:span text:style-name="T1">shall</text:span> support [key operational capabilities] - The interface <text:span text:style-name="T1">shall</text:span> integrate with [specified systems/components]</text:p>
      <text:h text:style-name="Heading_20_2" text:outline-level="2"><text:bookmark-start text:name="referenced-documents"/>2. Referenced Documents<text:bookmark-end text:name="referenced-documents"/></text:h>
      <text:p text:style-name="First_20_paragraph"><text:span text:style-name="T1">IRS-003: Referenced Standards</text:span> - MIL-STD-498: Software Development and Documentation - [Other applicable standards]</text:p>
      <text:h text:style-name="Heading_20_2" text:outline-level="2"><text:bookmark-start text:name="interface-requirements"/>3. Interface Requirements<text:bookmark-end text:name="interface-requirements"/></text:h>
      <text:h text:style-name="Heading_20_3" text:outline-level="3"><text:bookmark-start text:name="interface-description"/>3.1 Interface Description<text:bookmark-end text:name="interface-description"/></text:h>
      <text:p text:style-name="First_20_paragraph"><text:span text:style-name="T1">IRS-004: Interface Entities</text:span> - The interface <text:span text:style-name="T1">shall</text:span> connect the following entities: - [System/Component A] - [System/Component B]</text:p>
      <text:p text:style-name="Text_20_body"><text:span text:style-name="T1">IRS-005: Interface Type</text:span> - The interface <text:span text:style-name="T1">shall</text:span> be of type [hardware/software/network/user] - The interface <text:span text:style-name="T1">shall</text:span> use [protocol/format/standard]</text:p>
      <text:h text:style-name="Heading_20_3" text:outline-level="3"><text:bookmark-start text:name="functional-requirements"/>3.2 Functional Requirements<text:bookmark-end text:name="functional-requirements"/></text:h>
      <text:p text:style-name="First_20_paragraph"><text:span text:style-name="T1">IRS-006: Data Exchange</text:span> - The interface <text:span text:style-name="T1">shall</text:span> support data exchange in [format] - The interface <text:span text:style-name="T1">shall</text:span> validate all incoming and outgoing data - The interface <text:span text:style-name="T1">shall</text:span> log all data transactions</text:p>
      <text:p text:style-name="Text_20_body"><text:span text:style-name="T1">IRS-007: Timing and Performance</text:span> - The interface <text:span text:style-name="T1">shall</text:span> respond within [X] milliseconds - The interface <text:span text:style-name="T1">shall</text:span> support [Y] transactions per second - The interface <text:span text:style-name="T1">shall</text:span> handle [Z] concurrent connections</text:p>
      <text:h text:style-name="Heading_20_3" text:outline-level="3"><text:bookmark-start text:name="security-and-safety-requirements"/>3.3 Security and Safety Requirements<text:bookmark-end text:name="security-and-safety-requirements"/></text:h>
      <text:p text:style-name="First_20_paragraph"><text:span text:style-name="T1">IRS-008: Security</text:span> - The interface <text:span text:style-name="T1">shall</text:span> implement authentication and authorization - The interface <text:span text:style-name="T1">shall</text:span> encrypt sensitive data in transit - The interface <text:span text:style-name="T1">shall</text:span> log security events</text:p>
      <text:p text:style-name="Text_20_body"><text:span text:style-name="T1">IRS-009: Safety</text:span> - The interface <text:span text:style-name="T1">shall</text:span> prevent unsafe operations - The interface <text:span text:style-name="T1">shall</text:span> provide error handling and recovery</text:p>
      <text:h text:style-name="Heading_20_2" text:outline-level="2"><text:bookmark-start text:name="qualification-provisions"/>4. Qualification Provisions<text:bookmark-end text:name="qualification-provisions"/></text:h>
      <text:p text:style-name="First_20_paragraph"><text:span text:style-name="T1">IRS-010: Testing Methods</text:span> - The interface <text:span text:style-name="T1">shall</text:span> be tested using simulation and integration tests - The interface <text:span text:style-name="T1">shall</text:span> pass all performance and security tests</text:p>
      <text:h text:style-name="Heading_20_2" text:outline-level="2"><text:bookmark-start text:name="traceability"/>5. Traceability<text:bookmark-end text:name="traceability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Requirement ID</text:p>
            </table:table-cell>
            <table:table-cell table:style-name="TableHeaderRowCell" office:value-type="string">
              <text:p text:style-name="Table_20_Heading">Parent Requirement</text:p>
            </table:table-cell>
            <table:table-cell table:style-name="TableHeaderRowCell" office:value-type="string">
              <text:p text:style-name="Table_20_Heading">Child Requirements</text:p>
            </table:table-cell>
            <table:table-cell table:style-name="TableHeaderRowCell" office:value-type="string">
              <text:p text:style-name="Table_20_Heading">Status</text:p>
            </table:table-cell>
          </table:table-row>
        </table:table-header-rows>
        <table:table-row>
          <table:table-cell table:style-name="TableRowCell" office:value-type="string">
            <text:p text:style-name="Table_20_Contents">IRS-001</text:p>
          </table:table-cell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IRS-002, IRS-003</text:p>
          </table:table-cell>
          <table:table-cell table:style-name="TableRowCell" office:value-type="string">
            <text:p text:style-name="Table_20_Contents">Approved</text:p>
          </table:table-cell>
        </table:table-row>
        <table:table-row>
          <table:table-cell table:style-name="TableRowCell" office:value-type="string">
            <text:p text:style-name="Table_20_Contents">IRS-004</text:p>
          </table:table-cell>
          <table:table-cell table:style-name="TableRowCell" office:value-type="string">
            <text:p text:style-name="Table_20_Contents">IRS-002</text:p>
          </table:table-cell>
          <table:table-cell table:style-name="TableRowCell" office:value-type="string">
            <text:p text:style-name="Table_20_Contents">IRS-005, IRS-006</text:p>
          </table:table-cell>
          <table:table-cell table:style-name="TableRowCell" office:value-type="string">
            <text:p text:style-name="Table_20_Contents">In Progress</text:p>
          </table:table-cell>
        </table:table-row>
        <table:table-row>
          <table:table-cell table:style-name="TableRowCell" office:value-type="string">
            <text:p text:style-name="Table_20_Contents">IRS-008</text:p>
          </table:table-cell>
          <table:table-cell table:style-name="TableRowCell" office:value-type="string">
            <text:p text:style-name="Table_20_Contents">IRS-002</text:p>
          </table:table-cell>
          <table:table-cell table:style-name="TableRowCell" office:value-type="string">
            <text:p text:style-name="Table_20_Contents">IRS-009</text:p>
          </table:table-cell>
          <table:table-cell table:style-name="TableRowCell" office:value-type="string">
            <text:p text:style-name="Table_20_Contents">Approved</text:p>
          </table:table-cell>
        </table:table-row>
      </table:table>
      <text:h text:style-name="Heading_20_2" text:outline-level="2"><text:bookmark-start text:name="notes"/>6. Notes<text:bookmark-end text:name="notes"/></text:h>
      <text:list text:style-name="L1">
        <text:list-item>
          <text:p text:style-name="P1"><text:span text:style-name="T1">IRS</text:span>: Interface Requirements Specification</text:p>
        </text:list-item>
        <text:list-item>
          <text:p text:style-name="P1"><text:span text:style-name="T1">API</text:span>: Application Programming Interface</text:p>
        </text:list-item>
        <text:list-item>
          <text:p text:style-name="P1"><text:span text:style-name="T1">Protocol</text:span>: Set of rules for data exchan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Interface Requirements Specification (IRS)</dc:title>
    <dc:description/>
    <dc:subject/>
    <meta:keyword/>
    <meta:initial-creator>Development Team</meta:initial-creator>
    <dc:creator>Development Team</dc:creator>
    <meta:creation-date>2025-06-27T03:46:31Z</meta:creation-date>
    <dc:date>2025-06-27T03:46:31Z</dc:date>
    <meta:user-defined meta:name="date" meta:value-type="string">2024-06-26</meta:user-defined>
    <meta:user-defined meta:name="document_type" meta:value-type="string">Interface Requirements Specification</meta:user-defined>
    <meta:user-defined meta:name="standard" meta:value-type="string">MIL-STD-498</meta:user-defined>
    <meta:user-defined meta:name="status" meta:value-type="string">Draft</meta:user-defined>
    <meta:user-defined meta:name="version" meta:value-type="string">1.0</meta:user-defined>
  </office:meta>
</office:document-meta>
</file>